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Knotwood Forge</text:p>
      <text:p text:style-name="Standard"/>
      <text:p text:style-name="Standard">My name is David Johnson I am an artistic metalworker and blacksmith. I believe that to be appreciated fully art should be a part of everyday life; <text:s/>My goal is to create not just a pice of art <text:s/>that will sit on a shelf or display case for people to look at, but a tool that will become an extension of the users hand and in so doing allow them to create beauty as well. So I have dedicated myself to making everyday tools that are both functional and beautiful. It is my most sincere wish that I may make you <text:s/>a durable and useful tool that will last you a lifetime. Inside the following pages you will find examples of my work and pieces that are currently available for sale. If you do not see what you are looking for I can quote you anything you may be looking for. So please come in and enjoy my art.</text:p>
      <text:p text:style-name="Standard"/>
      <text:p text:style-name="Standard">Please allow the this site is under construction and some links are not fully active I will be adding content to the galleries weekly until I have everything up to date this may take a little while as I have been working for three years and I am just know building this website any questions you may have can be emailed to me.</text:p>
      <text:p text:style-name="Standard"/>
      <text:p text:style-name="Standard">Updated February 2014</text:p>
      <text:p text:style-name="Standard"/>
      <text:p text:style-name="Standard">I have had a lifetime fascination with the primary tools of mankind. Fire being the first and a cutting edge the second if man has neither of these tools at his disposal he is only a naked ape it is through these most powerful tools that we have risen to our current position of apex predator. A knife in the hands of an educated man is a powerful tool indeed, as it may be used to make fire and as a precursor to every other tool of man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Johnson</meta:initial-creator>
    <meta:creation-date>2014-02-09T09:49:59</meta:creation-date>
    <dc:date>2014-02-15T20:08:40</dc:date>
    <dc:creator>David Johnson</dc:creator>
    <meta:editing-duration>PT2H44M38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5" meta:word-count="317" meta:character-count="1616"/>
  </office:meta>
</office:document-meta>
</file>